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/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02pt" style:use-optimal-row-height="true" fo:break-before="auto"/>
    </style:style>
    <style:style style:name="ro4" style:family="table-row">
      <style:table-row-properties style:row-height="76.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38.25pt" style:use-optimal-row-height="true" fo:break-before="auto"/>
    </style:style>
    <style:style style:name="ro8" style:family="table-row">
      <style:table-row-properties style:row-height="89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22" table:default-cell-style-name="ce1"/>
        <table:table-column table:style-name="co3" table:number-columns-repeated="16361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ESR-10</text:p>
          </table:table-cell>
          <table:table-cell office:value-type="string" table:style-name="ce4">
            <text:p>ESR-12V</text:p>
          </table:table-cell>
          <table:table-cell office:value-type="string" table:style-name="ce4">
            <text:p>ESR-12VF</text:p>
          </table:table-cell>
          <table:table-cell office:value-type="string" table:style-name="ce4">
            <text:p>ESR-20</text:p>
          </table:table-cell>
          <table:table-cell office:value-type="string" table:style-name="ce4">
            <text:p>ESR-20 FSTEC</text:p>
          </table:table-cell>
          <table:table-cell office:value-type="string" table:style-name="ce4">
            <text:p>ESR-21</text:p>
          </table:table-cell>
          <table:table-cell office:value-type="string" table:style-name="ce4">
            <text:p>ESR-21 FSTEC</text:p>
          </table:table-cell>
          <table:table-cell office:value-type="string" table:style-name="ce4">
            <text:p>ESR-100</text:p>
          </table:table-cell>
          <table:table-cell office:value-type="string" table:style-name="ce4">
            <text:p>ESR-100 FSTEK</text:p>
          </table:table-cell>
          <table:table-cell office:value-type="string" table:style-name="ce4">
            <text:p>ESR-200</text:p>
          </table:table-cell>
          <table:table-cell office:value-type="string" table:style-name="ce4">
            <text:p>ESR-200 FSTEK</text:p>
          </table:table-cell>
          <table:table-cell office:value-type="string" table:style-name="ce4">
            <text:p>ESR-1000</text:p>
          </table:table-cell>
          <table:table-cell office:value-type="string" table:style-name="ce4">
            <text:p>ESR-1000 FSTEK</text:p>
          </table:table-cell>
          <table:table-cell office:value-type="string" table:style-name="ce4">
            <text:p>ESR-1200</text:p>
          </table:table-cell>
          <table:table-cell office:value-type="string" table:style-name="ce4">
            <text:p>ESR-1500</text:p>
          </table:table-cell>
          <table:table-cell office:value-type="string" table:style-name="ce4">
            <text:p>ESR-1500 FSTEK</text:p>
          </table:table-cell>
          <table:table-cell office:value-type="string" table:style-name="ce4">
            <text:p>ESR-1511</text:p>
          </table:table-cell>
          <table:table-cell office:value-type="string" table:style-name="ce4">
            <text:p>ESR-1511 FSTEK</text:p>
          </table:table-cell>
          <table:table-cell office:value-type="string" table:style-name="ce4">
            <text:p>ESR-1700</text:p>
          </table:table-cell>
          <table:table-cell office:value-type="string" table:style-name="ce4">
            <text:p>ESR-3100</text:p>
          </table:table-cell>
          <table:table-cell table:style-name="ce3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балансировки нагрузки между устройствами в кластере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выгрузки файлов с устройства по не шифрованному протоколу передачи файлов (например, File Transfer Protocol (FTP), Trivial File Transfer Protocol (TFTP)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выгрузки файлов с устройства по шифрованному протоколу передачи файлов (например, SSH File Transfer Protocol (SFTP), FTP over SSL (FTPS)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SFTP</text:p>
          </table:table-cell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загрузки файлов на устройство по нешифрованному протоколу передачи файлов (например, File Transfer Protocol (FTP), Trivial File Transfer Protocol (TFTP)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загрузки файлов на устройство по шифрованному протоколу передачи файлов (например, SSH File Transfer Protocol (SFTP), FTP over SSL (FTPS)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SFTP</text:p>
          </table:table-cell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изменения размера максимальной единицы передачи (maximum transmission unit, MTU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использования USB-портов для подключения внешних модемов для доступа к сетям мобильной (сотовой) связи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кластеризации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3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В разработке проект: http://red.eltex.loc/projects/esr-ha-cluster/roadmap</text:p>
          </table:table-cell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настройки портов в гибридный режим работы (поддерживают приём и передачу и тегированного, и нетегированного трафика одновременно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отправки DHCP-опций в режиме работы DHCP-сервером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поддержки горячей замены блоков питания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11"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0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работы в качестве DHCP relay агента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работы в качестве DHCP-клиента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работы в качестве DHCP-сервера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работы в качестве DNS-клиента (DNS client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работы в качестве DNS-прокси (DNS proxy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работы в качестве DNS-сервера (DNS server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работы в качестве NTP-клиента (NTP client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работы в качестве NTP-сервера (NTP server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работы в качестве контроллера беспроводных точек доступа (Wi-Fi controller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4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В разработке WLC-30</text:p>
            <text:p>http://red.eltex.loc/versions/7397</text:p>
          </table:table-cell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работы в качестве точки доступа к беспроводной сети (Wi-Fi access point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управления доступом при подключении к консольному (последовательному/серийному) порту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управления устойством по протоколу HTTPS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управления устройством по протоколу HTTP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управления устройством по протоколу SSHv1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управления устройством по протоколу SSHv2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управления устройством по протоколу Telnet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установки в стандартную телекоммуникационную стойку (ширина 19 дюймов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table:number-columns-repeated="20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озможность установки в узкую телекоммуникационную стойку (ширина 10 дюймов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Выполнение функций фильтрации пакетов с использованием списков доступа (ACL – Access Control List) средствами специализированных интегральных микросхем (ASIC) интерфейсных модулей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15" table:style-name="ce6">
            <text:p>Высота, U(характеристика не является обязательной для применения) </text:p>
          </table:table-cell>
          <table:table-cell office:value-type="string" table:style-name="ce5">
            <text:p>≤ 2</text:p>
          </table:table-cell>
          <table:table-cell table:number-columns-repeated="18" table:style-name="ce2"/>
          <table:table-cell office:value-type="string" table:style-name="ce5">
            <text:p>x</text:p>
          </table:table-cell>
          <table:table-cell table:number-columns-repeated="2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≤ 3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≤ 4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≤ 5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5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float" office:value="1" table:style-name="ce5">
            <text:p>1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≤ 6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≤ 7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≤ 8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≤ 9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≤ 10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≤ 11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≤ 12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≤ 13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≤ 14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Использование интегральной схемы специального назначения (ASIC) для коммутации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11"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8" table:style-name="ce2"/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4" table:style-name="ce6">
            <text:p>Количество VTEP(характеристика не является обязательной для применения) </text:p>
          </table:table-cell>
          <table:table-cell office:value-type="string" table:style-name="ce5">
            <text:p>&gt; 40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spanned="1" table:number-rows-spanned="4" table:style-name="ce6"/>
          <table:table-cell table:number-columns-repeated="16361"/>
        </table:table-row>
        <table:table-row table:style-name="ro1">
          <table:covered-table-cell/>
          <table:table-cell office:value-type="string" table:style-name="ce5">
            <text:p>&gt; 128  и  ≤ 102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1">
          <table:covered-table-cell/>
          <table:table-cell office:value-type="string" table:style-name="ce5">
            <text:p>&gt; 1024  и  ≤ 2048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1">
          <table:covered-table-cell/>
          <table:table-cell office:value-type="string" table:style-name="ce5">
            <text:p>&gt; 2048  и  ≤ 4096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4" table:style-name="ce6">
            <text:p>Количество VXLAN(характеристика не является обязательной для применения) </text:p>
          </table:table-cell>
          <table:table-cell office:value-type="string" table:style-name="ce5">
            <text:p>&gt; 40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spanned="1" table:number-rows-spanned="4" table:style-name="ce6"/>
          <table:table-cell table:number-columns-repeated="16361"/>
        </table:table-row>
        <table:table-row table:style-name="ro1">
          <table:covered-table-cell/>
          <table:table-cell office:value-type="string" table:style-name="ce5">
            <text:p>&gt; 128  и  ≤ 102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1">
          <table:covered-table-cell/>
          <table:table-cell office:value-type="string" table:style-name="ce5">
            <text:p>&gt; 1024  и  ≤ 2048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1">
          <table:covered-table-cell/>
          <table:table-cell office:value-type="string" table:style-name="ce5">
            <text:p>&gt; 2048  и  ≤ 4096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3" table:style-name="ce6">
            <text:p>Количество блоков питания(характеристика не является обязательной для применения) </text:p>
          </table:table-cell>
          <table:table-cell office:value-type="string" table:style-name="ce5">
            <text:p>≥ 3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table:number-columns-repeated="11" table:style-name="ce2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0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1000BASE-T (GigabitEthernet; стандарт IEEE 802.3ab)(характеристика не является обязательной для применения) </text:p>
          </table:table-cell>
          <table:table-cell office:value-type="string" table:style-name="ce5">
            <text:p>≥ 48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11" table:style-name="ce2"/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table:number-columns-repeated="8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6</text:p>
          </table:table-cell>
          <table:table-cell table:number-columns-repeated="13" table:style-name="ce2"/>
          <table:table-cell table:style-name="ce5"/>
          <table:table-cell table:number-columns-repeated="7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style-name="ce2"/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table:number-columns-repeated="2" table:style-name="ce2"/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table:number-columns-repeated="2" table:style-name="ce2"/>
          <table:table-cell table:number-columns-repeated="2" table:style-name="ce5"/>
          <table:table-cell table:number-columns-repeated="2" table:style-name="ce2"/>
          <table:table-cell office:value-type="float" office:value="12" table:style-name="ce2">
            <text:p>12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table:style-name="ce2"/>
          <table:table-cell table:style-name="ce5"/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office:value-type="float" office:value="4" table:style-name="ce5">
            <text:p>4</text:p>
          </table:table-cell>
          <table:table-cell table:number-columns-repeated="2" table:style-name="ce2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2" table:style-name="ce2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table:number-columns-repeated="7" table:style-name="ce2"/>
          <table:table-cell office:value-type="float" office:value="8" table:style-name="ce5">
            <text:p>8</text:p>
          </table:table-cell>
          <table:table-cell office:value-type="float" office:value="8" table:style-name="ce2">
            <text:p>8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100BASE-TX (FastEthernet; стандарт IEEE 802.3u)(характеристика не является обязательной для применения) </text:p>
          </table:table-cell>
          <table:table-cell office:value-type="string" table:style-name="ce5">
            <text:p>≥ 48</text:p>
          </table:table-cell>
          <table:table-cell table:number-columns-repeated="20" table:style-name="ce2"/>
          <table:table-cell table:number-columns-spanned="1" table:number-rows-spanned="8" table:style-name="ce7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6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10GBASE-T (10 Gigabit Ethernet; стандарт IEEE 802.3an)(характеристика не является обязательной для применения) </text:p>
          </table:table-cell>
          <table:table-cell office:value-type="string" table:style-name="ce5">
            <text:p>≥ 48</text:p>
          </table:table-cell>
          <table:table-cell table:number-columns-repeated="20" table:style-name="ce2"/>
          <table:table-cell table:number-columns-spanned="1" table:number-rows-spanned="8" table:style-name="ce7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6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2.5GBASE-T (2.5 Gigabit Ethernet; стандарт IEEE 802.3bz)(характеристика не является обязательной для применения) </text:p>
          </table:table-cell>
          <table:table-cell office:value-type="string" table:style-name="ce5">
            <text:p>≥ 48</text:p>
          </table:table-cell>
          <table:table-cell table:number-columns-repeated="20" table:style-name="ce2"/>
          <table:table-cell table:number-columns-spanned="1" table:number-rows-spanned="8" table:style-name="ce7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6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5GBASE-T (5 Gigabit Ethernet; стандарт IEEE 802.3bz)(характеристика не является обязательной для применения) </text:p>
          </table:table-cell>
          <table:table-cell office:value-type="string" table:style-name="ce5">
            <text:p>≥ 48</text:p>
          </table:table-cell>
          <table:table-cell table:number-columns-repeated="20" table:style-name="ce2"/>
          <table:table-cell table:number-columns-spanned="1" table:number-rows-spanned="8" table:style-name="ce7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6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QSFP+ (40 Gbit/s; стандарт SFF SFF-8683)(характеристика не является обязательной для применения) </text:p>
          </table:table-cell>
          <table:table-cell office:value-type="string" table:style-name="ce5">
            <text:p>≥ 48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6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SFP 1 Gbit/s (стандарт SFF INF-8074i)(характеристика не является обязательной для применения) </text:p>
          </table:table-cell>
          <table:table-cell office:value-type="string" table:style-name="ce5">
            <text:p>≥ 48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6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table:number-columns-repeated="4" table:style-name="ce2"/>
          <table:table-cell office:value-type="float" office:value="4" table:style-name="ce2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2">
            <text:p>8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office:value-type="float" office:value="2" table:style-name="ce5">
            <text:p>2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table:style-name="ce5"/>
          <table:table-cell table:number-columns-repeated="16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8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SFP 100 Mbit/s (стандарт SFF INF-8074i)(характеристика не является обязательной для применения) </text:p>
          </table:table-cell>
          <table:table-cell office:value-type="string" table:style-name="ce5">
            <text:p>≥ 48</text:p>
          </table:table-cell>
          <table:table-cell table:number-columns-repeated="20" table:style-name="ce2"/>
          <table:table-cell table:number-columns-spanned="1" table:number-rows-spanned="8" table:style-name="ce7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6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SFP+ (10 Gbit/s; стандарт SFF SFF-8472)(характеристика не является обязательной для применения) </text:p>
          </table:table-cell>
          <table:table-cell office:value-type="string" table:style-name="ce5">
            <text:p>≥ 48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6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number-columns-repeated="13" table:style-name="ce2"/>
          <table:table-cell office:value-type="float" office:value="8" table:style-name="ce5">
            <text:p>8</text:p>
          </table:table-cell>
          <table:table-cell table:number-columns-repeated="4" table:style-name="ce2"/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table:number-columns-repeated="14" table:style-name="ce2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3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table:number-columns-repeated="11" table:style-name="ce2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8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с поддержкой технологии 4-Pair Power over Ethernet Type 3 (4PPoE; стандарт IEEE 802.3bt Type 3)(характеристика не является обязательной для применения) </text:p>
          </table:table-cell>
          <table:table-cell office:value-type="string" table:style-name="ce5">
            <text:p>≥ 48</text:p>
          </table:table-cell>
          <table:table-cell table:number-columns-repeated="20" table:style-name="ce2"/>
          <table:table-cell table:number-columns-spanned="1" table:number-rows-spanned="8" table:style-name="ce7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6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с поддержкой технологии 4-Pair Power over Ethernet Type 4 (4PPoE; стандарт IEEE 802.3bt Type 4)(характеристика не является обязательной для применения) </text:p>
          </table:table-cell>
          <table:table-cell office:value-type="string" table:style-name="ce5">
            <text:p>≥ 48</text:p>
          </table:table-cell>
          <table:table-cell table:number-columns-repeated="20" table:style-name="ce2"/>
          <table:table-cell table:number-columns-spanned="1" table:number-rows-spanned="8" table:style-name="ce7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6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с поддержкой технологии Power over Ethernet (PoE; стандарт IEEE 802.3af (802.3at Type 1))(характеристика не является обязательной для применения) </text:p>
          </table:table-cell>
          <table:table-cell office:value-type="string" table:style-name="ce5">
            <text:p>≥ 48</text:p>
          </table:table-cell>
          <table:table-cell table:number-columns-repeated="20" table:style-name="ce2"/>
          <table:table-cell table:number-columns-spanned="1" table:number-rows-spanned="8" table:style-name="ce7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6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с поддержкой технологии Power over Ethernet plus (PoE+; стандарт IEEE 802.3at Type 2)(характеристика не является обязательной для применения) </text:p>
          </table:table-cell>
          <table:table-cell office:value-type="string" table:style-name="ce5">
            <text:p>≥ 48</text:p>
          </table:table-cell>
          <table:table-cell table:number-columns-repeated="20" table:style-name="ce2"/>
          <table:table-cell table:number-columns-spanned="1" table:number-rows-spanned="8" table:style-name="ce7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6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8" table:style-name="ce6">
            <text:p>Количество портов сSFP (1 Gbit/s )(характеристика не является обязательной для применения) </text:p>
          </table:table-cell>
          <table:table-cell office:value-type="string" table:style-name="ce5">
            <text:p>≥ 16</text:p>
          </table:table-cell>
          <table:table-cell table:number-columns-repeated="20" table:style-name="ce2"/>
          <table:table-cell table:number-columns-spanned="1" table:number-rows-spanned="8" table:style-name="ce7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8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48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32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≥ 24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Методы распространения MPLS меток протокола LDP(характеристика не является обязательной для применения) </text:p>
          </table:table-cell>
          <table:table-cell office:value-type="string" table:style-name="ce5">
            <text:p>DOD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D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Модульный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ALG (Application-Level Gateway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антивируса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аппаратного ускорителя маршрутизации/пересылки (hardware routing/forwarding accelerator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аппаратного ускорителя шифрования (hardware cryptographic accelerator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number-columns-spanned="1" table:number-rows-spanned="2" table:style-name="ce6">
            <text:p>ESR-1x, ESR-3x00 отключены, ведётся доработка.</text:p>
          </table:table-cell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3"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2" table:style-name="ce2"/>
          <table:table-cell office:value-type="string" table:style-name="ce5">
            <text:p>x</text:p>
          </table:table-cell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встроенного датчика отказа блоков питания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встроенного датчика отказа системы охлаждения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встроенного модуля для подключения к сетям мобильной (сотовой) связи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встроенного резервного аккумуляторного блока питания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встроенного температурного датчика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дополнительной защиты от возникновения петель в домене STP (Loop Guard / Protectio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защиты от смены корневого устройства в домене STP (Root Guard / Protectio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механизма IGMP snooping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механизма блокировки портов при получении сообщений BPDU (Bridge Protocol Data Unit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13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механизма фильтрации сообщений BPDU (Bridge Protocol Data Unit) на портах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механизмов сетевой балансировки нагрузки (multi-WAN routing / multihoming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механизмов управления broadcast-траффиком для предотвращения broadcast-штормов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механизмов управления multicast-траффиком для предотвращения multicast-штормов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механизмов управления unicast-траффиком для предотвращения unicast-штормов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механизмов фильтрации трафика без сохранения информации о сессии (stateless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механизмов фильтрации трафика по TCP/UDP портам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механизмов фильтрации трафика по сигнатурам приложений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number-columns-spanned="1" table:number-rows-spanned="2" table:style-name="ce6">
            <text:p>1. Aplication Firewall</text:p>
            <text:p>2. IDS/IPS по лицензии</text:p>
            <text:p>3. IDS/IPS по дписке</text:p>
            <text:p>Для FSTEC-версий только Aplication Firewall</text:p>
          </table:table-cell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механизмов фильтрации трафика с сохранением информации о сессии (statefu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отдельного консольного (последовательного/серийного) порта для управления и диагностики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портов USB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системы обнаружения сетевых вторжений (Network Detection System, NDS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spanned="1" table:number-rows-spanned="2" table:style-name="ce7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2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2" table:style-name="ce2"/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системы предотвращения потери/утечек информации (Data Loss/Leak Prevention, DLP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системы предотвращения сетевых вторжений (Network Prevention System, NPS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spanned="1" table:number-rows-spanned="2" table:style-name="ce7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2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2" table:style-name="ce2"/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системы фильтрации URL-адресов (URL filtering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6">
            <text:p>Наличие системы фильтрации веб-сайтов на основе контента (web-filtering / content filtering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Только для http</text:p>
          </table:table-cell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2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3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функции DHCP Snooping (защита от атак, связанных с протоколом DHCP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функции Local Proxy ARP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функции Proxy ARP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функций защиты от атак, связанных с протоколом ARP (таких как ARP-spoofing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0" table:style-name="ce2"/>
          <table:table-cell office:value-type="string" table:number-columns-spanned="1" table:number-rows-spanned="2" table:style-name="ce6">
            <text:p>В разработке: #169664</text:p>
          </table:table-cell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Наличие функций защиты от подмены IP-адреса (IP-spoofing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spanned="1" table:number-rows-spanned="2" table:style-name="ce7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5">
          <table:table-cell office:value-type="string" table:number-columns-spanned="1" table:number-rows-spanned="3" table:style-name="ce6">
            <text:p>Направление воздушного потока(характеристика не является обязательной для применения) </text:p>
          </table:table-cell>
          <table:table-cell office:value-type="string" table:style-name="ce5">
            <text:p>В поперечном направлении (side-to-side)</text:p>
          </table:table-cell>
          <table:table-cell table:number-columns-repeated="20" table:style-name="ce2"/>
          <table:table-cell office:value-type="string" table:number-columns-spanned="1" table:number-rows-spanned="3" table:style-name="ce6">
            <text:p>ESR-10 - вверх</text:p>
          </table:table-cell>
          <table:table-cell table:number-columns-repeated="16361"/>
        </table:table-row>
        <table:table-row table:style-name="ro6">
          <table:covered-table-cell/>
          <table:table-cell office:value-type="string" table:style-name="ce5">
            <text:p>От задней части вперед (back-to-front)</text:p>
          </table:table-cell>
          <table:table-cell table:number-columns-repeated="20" table:style-name="ce2"/>
          <table:covered-table-cell/>
          <table:table-cell table:number-columns-repeated="16361"/>
        </table:table-row>
        <table:table-row table:style-name="ro5">
          <table:covered-table-cell/>
          <table:table-cell office:value-type="string" table:style-name="ce5">
            <text:p>От передней части назад (front-to-back)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covered-table-cell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BGP-MPLS ethernet виртуальных частных сетей (RFC 7432 - EVPN MPLS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7">
          <table:table-cell office:value-type="string" table:number-columns-spanned="1" table:number-rows-spanned="3" table:style-name="ce6">
            <text:p>Поддержка BGP-MPLS виртуальных частных сетей (VPLS)(характеристика не является обязательной для применения) </text:p>
          </table:table-cell>
          <table:table-cell office:value-type="string" table:style-name="ce5">
            <text:p>BGP-signaling (Kompella)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7">
          <table:covered-table-cell/>
          <table:table-cell office:value-type="string" table:style-name="ce5">
            <text:p>LDP-signaling (Martini)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6">
          <table:covered-table-cell/>
          <table:table-cell office:value-type="string" table:style-name="ce5">
            <text:p>LDP-signaling with BGP-Autodiscovery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BGP-MPLS виртуальных частных сетей IPv4 (RFC 4364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2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3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BGP-MPLS виртуальных частных сетей IPv6 (RFC 4659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BGP-MPLS виртуальных частных сетей для многоадресной передачи (RFC 6513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IPv6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MPLS виртуального частного провода (VPWS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2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3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SAML (Security Assertion Markup Language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VXLAN L2 gateway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VXLAN L3 gateway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ethernet-кадров увеличенного объема (jumbo frames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multicast-маршрутизации с помощью PIM (Protocol Independent Multicast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multicast-протокола маршрутизации DVMRP (Distance Vector Multicast Routing Protoco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multicast-протокола маршрутизации IGMP (Internet Group Management Protoco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втосогласования (autonegotiatio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грегирования каналов (без протокола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ARED (advanced random early detectio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CBQ (class-based queueing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DRR (deficit round robi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DWRR (deficit weighted round robi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FQ (fair queuing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GRED (generalized random early detectio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HTB (hierarchical token bucket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RED (random early detectio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RR (round-robi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RRED (robust random early detectio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TBF (token bucket filter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WFQ (weighted fair queuing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WRED (weighted random early detectio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алгоритма управления очередями WRR (weighted round robi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балансировки нагрузки на каналы связи средствами IP ECMP (equal cost multipath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балансировки нагрузки на каналы связи средствами MPLS ECMP (equal cost multipath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балансировки по неэквивалентным путям для протокола IP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ultiWAN</text:p>
          </table:table-cell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балансировки по неэквивалентным путям для протокола MPLS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балансировки по эквивалентным путям для протокола IP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балансировки по эквивалентным путям для протокола MPLS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виртуального частного провода (VPWS) с сигнализацией EVPN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возможности распространения MPLS меток средствами протокола BGP (RFC 3107 - Carrying Label Information in BGP-4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2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3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гранулярного контроля доступа к устройству (granular access contro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записи системных событий (логов) на внешний носитель памяти (например, USB flash-накопитель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записи системных событий (логов) на встроенный носитель памяти (например, SSD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защиты доступа к сети по стандарту (802.1x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зеркалирования портов (port mirroring) в рамках одного устройства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зеркалирования траффика (traffic mirroring) на удаленный хост (не подключённый непосредственно к устройству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маршрутизации на основе политик (Policy-Based Routing; PBR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механизма AAA (Authentication, Authorization, Accounting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механизма NAT (Network Address Translatio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механизма маркировки трафика Class of Service (CoS; стандарт IEEE 802.1p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механизма маркировки трафика Differentiated Services (DiffServ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механизма маркировки трафика Type of Service (ToS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механизма многопротокольной коммутации по меткам (MultiProtocol Label Switching, MPLS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2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3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механизма полисинга трафика (traffic policing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механизма склеивания VXLAN и MPLS доменов для EVPN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механизма шейпинга трафика (traffic shaping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мультипротокольного расширения протокола динамической маршрутизации BGP (Multiprotocol Extensions for BGP; MBGP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2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3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отправки системных событий (логов) на удалённое хранилище (например, syslog-сервер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Diameter для AAA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Kerberos для AAA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LDAP для AAA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LLDP (Link Layer Discovery Protoco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MSTP (Multiple Spanning Tree Protoco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11"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8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Multiple Registration Protocol (MRP; стандарт IEEE 802.1ak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PPP (Point-to-Point Protoco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PPPoE (Point-to-Point Protocol over Ethernet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PPTP (Point-to-Point Tunneling Protoco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RADIUS для AAA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8">
          <table:table-cell office:value-type="string" table:number-columns-spanned="1" table:number-rows-spanned="2" table:style-name="ce6">
            <text:p>Поддержка протокола RSTP (Rapid Spanning Tree Protoco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Для моделей кроме ESR-1000, RSTP поддерживается только на Bridge</text:p>
          </table:table-cell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3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SNMPv1 (Simple Network Management Protocol version 1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SNMPv2c (Community-Based Simple Network Management Protocol version 2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SNMPv3 (Simple Network Management Protocol version 3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8">
          <table:table-cell office:value-type="string" table:number-columns-spanned="1" table:number-rows-spanned="2" table:style-name="ce6">
            <text:p>Поддержка протокола STP (Spanning Tree Protoco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Для моделей кроме ESR-1000, STP поддерживается только на Bridge</text:p>
          </table:table-cell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4" table:style-name="ce2"/>
          <table:table-cell office:value-type="string" table:style-name="ce5">
            <text:p>x</text:p>
          </table:table-cell>
          <table:table-cell table:style-name="ce2"/>
          <table:table-cell office:value-type="string" table:style-name="ce5">
            <text:p>x</text:p>
          </table:table-cell>
          <table:table-cell table:number-columns-repeated="3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агрегирования каналов LACP (Link Aggregation Control Protoco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динамического распространения MPLS меток Label Distribution Protocol (LDP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динамического распространения MPLS меток Resource Reservation Protocol (RSVP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динамической маршрутизации BGP (Border Gateway Protoco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динамической маршрутизации BGPv6 (Border Gateway Protocol with IPv6 support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динамической маршрутизации EIGRP (Enhanced Interior Gateway Routing Protoco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динамической маршрутизации EIGRP IPv6 (Enhanced Interior Gateway Routing Protocol with IPv6 support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динамической маршрутизации IS-IS (Intermediate System to Intermediate System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динамической маршрутизации IS-ISv6 (Intermediate System to Intermediate System with IPv6 support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динамической маршрутизации OSPFv2 (Open Shortest Path First version 2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динамической маршрутизации OSPFv3 (Open Shortest Path First version 3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динамической маршрутизации RIPng (Routing Information Protocol next generatio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динамической маршрутизации RIPv1 (Routing Information Protocol version 1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динамической маршрутизации RIPv2 (Routing Information Protocol version 2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резервирования CARP (Common Address Redundancy Protocol 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протокола резервирования VRRP (Virtual Router Redundancy Protocol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расширения протокола динамической маршрутизации IS-IS для Segment Routing (RFC 8667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расширения протокола динамической маршрутизации OSPF для Segment Routing (RFC 8665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расширения протокола динамической маршрутизации OSPF для multicast-трафика (MOSPF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создания IPSec VPN туннелей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создания SSL VPN туннелей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стандарта IEEE 802.1Q (VLA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стандарта IEEE 802.1ad (QinQ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стандарта RFC 7348 (VXLA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стандарта RFC 8365 (EVPN-VXLAN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статической маршрутизации IPv4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статической маршрутизации IPv6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технологии Auto MDI-X (Auto Medium Dependent Interface Crossover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Поддержка технологии Shortest Path Bridging (SPB; IEEE 802.1aq)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Резервирование коммутационном матрицы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Резервирование модуля управления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Схема резервирования блоков электропитания N+1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11"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0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Схема резервирования коммутационном матрицы N+1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7">
          <table:table-cell office:value-type="string" table:number-columns-spanned="1" table:number-rows-spanned="2" table:style-name="ce6">
            <text:p>Тип блоков питания (по типу движения электрического тока)(характеристика не является обязательной для применения) </text:p>
          </table:table-cell>
          <table:table-cell office:value-type="string" table:style-name="ce5">
            <text:p>Для переменного тока (AC)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7">
          <table:covered-table-cell/>
          <table:table-cell office:value-type="string" table:style-name="ce5">
            <text:p>Для постоянного тока (DC)</text:p>
          </table:table-cell>
          <table:table-cell table:number-columns-repeated="11"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Тип интерфейса консольного порта(характеристика не является обязательной для применения) </text:p>
          </table:table-cell>
          <table:table-cell office:value-type="string" table:style-name="ce5">
            <text:p>RJ-45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RS-232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3" table:style-name="ce6">
            <text:p>Тип модуля управления по отношению к коммутационной матрице(характеристика не является обязательной для применения) </text:p>
          </table:table-cell>
          <table:table-cell office:value-type="string" table:style-name="ce5">
            <text:p>Раздельный</text:p>
          </table:table-cell>
          <table:table-cell table:number-columns-repeated="21"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Смешанный</text:p>
          </table:table-cell>
          <table:table-cell table:number-columns-repeated="21" table:style-name="ce2"/>
          <table:table-cell table:number-columns-repeated="16361"/>
        </table:table-row>
        <table:table-row table:style-name="ro1">
          <table:covered-table-cell/>
          <table:table-cell office:value-type="string" table:style-name="ce5">
            <text:p>Совмещённый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Тип охлаждения(характеристика не является обязательной для применения) </text:p>
          </table:table-cell>
          <table:table-cell office:value-type="string" table:style-name="ce5">
            <text:p>Активное</text:p>
          </table:table-cell>
          <table:table-cell table:number-columns-repeated="7" table:style-name="ce2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Пассивное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4" table:style-name="ce2"/>
          <table:table-cell table:number-columns-repeated="16361"/>
        </table:table-row>
        <table:table-row table:style-name="ro2">
          <table:table-cell office:value-type="string" table:number-columns-spanned="1" table:number-rows-spanned="2" table:style-name="ce6">
            <text:p>Функции фильтрации трафика предназначенного для модуля управления(характеристика не является обязательной для применения) </text:p>
          </table:table-cell>
          <table:table-cell office:value-type="string" table:style-name="ce5">
            <text:p>Да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2"/>
          <table:table-cell table:number-columns-repeated="16361"/>
        </table:table-row>
        <table:table-row table:style-name="ro2">
          <table:covered-table-cell/>
          <table:table-cell office:value-type="string" table:style-name="ce5">
            <text:p>Нет</text:p>
          </table:table-cell>
          <table:table-cell table:number-columns-repeated="21" table:style-name="ce2"/>
          <table:table-cell table:number-columns-repeated="16361"/>
        </table:table-row>
        <table:table-row table:number-rows-repeated="104808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meta:initial-creator>sa256</meta:initial-creator>
    <dc:creator>sa256</dc:creator>
    <meta:creation-date>2022-04-18T16:13:26Z</meta:creation-date>
    <dc:date>2022-04-27T08:24:50Z</dc:date>
    <meta:editing-cycles>1</meta:editing-cycles>
    <meta:editing-duration>PT55S</meta:editing-duration>
  </office:meta>
</office:document-meta>
</file>